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1mm"/>
    </style:style>
    <style:style style:name="co2" style:family="table-column">
      <style:table-column-properties fo:break-before="auto" style:column-width="48.88mm"/>
    </style:style>
    <style:style style:name="co3" style:family="table-column">
      <style:table-column-properties fo:break-before="auto" style:column-width="28.26mm"/>
    </style:style>
    <style:style style:name="co4" style:family="table-column">
      <style:table-column-properties fo:break-before="auto" style:column-width="34.22mm"/>
    </style:style>
    <style:style style:name="co5" style:family="table-column">
      <style:table-column-properties fo:break-before="auto" style:column-width="34.48mm"/>
    </style:style>
    <style:style style:name="co6" style:family="table-column">
      <style:table-column-properties fo:break-before="auto" style:column-width="33.43mm"/>
    </style:style>
    <style:style style:name="co7" style:family="table-column">
      <style:table-column-properties fo:break-before="auto" style:column-width="57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800000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11" style:family="table-cell" style:parent-style-name="Default">
      <style:text-properties fo:color="#800000"/>
    </style:style>
    <style:style style:name="ce1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 style:data-style-name="N37">
      <style:table-cell-properties fo:background-color="#ffff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Dépôt</text:p>
          </table:table-cell>
          <table:table-cell table:style-name="ce1" office:value-type="string" calcext:value-type="string">
            <text:p>Projet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Tests passés</text:p>
          </table:table-cell>
          <table:table-cell table:style-name="ce1" office:value-type="string" calcext:value-type="string">
            <text:p>Tests erreurs</text:p>
          </table:table-cell>
          <table:table-cell table:style-name="ce1" office:value-type="string" calcext:value-type="string">
            <text:p>Pourcentage</text:p>
          </table:table-cell>
          <table:table-cell/>
          <table:table-cell office:value-type="string" calcext:value-type="string">
            <text:p>Jenkins 1.8</text:p>
          </table:table-cell>
          <table:table-cell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connie-core</text:p>
          </table:table-cell>
          <table:table-cell/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connie-parser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mélangé à connie-core sans doute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flexoutils</text:p>
          </table:table-cell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13" office:value-type="string" calcext:value-type="string">
            <text:p>94/0</text:p>
          </table:table-cell>
          <table:table-cell office:value-type="string" calcext:value-type="string">
            <text:p>6 passés dans testutils + 11 dans letparser, 3 dans Zip, 1 dans DateUtils, 1 dans ColorCst</text:p>
          </table:table-cell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testutils</text:p>
          </table:table-cell>
          <table:table-cell office:value-type="string" calcext:value-type="string">
            <text:p>nouveau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api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core</text:p>
          </table:table-cell>
          <table:table-cell/>
          <table:table-cell table:style-name="ce4" office:value-type="string" calcext:value-type="string" table:number-columns-spanned="3" table:number-rows-spanned="1">
            <text:p>voir diana-core-tes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core-test</text:p>
          </table:table-cell>
          <table:table-cell office:value-type="string" calcext:value-type="string">
            <text:p>nouveau</text:p>
          </table:table-cell>
          <table:table-cell table:style-name="ce5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drawing-editor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geom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geomedit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ppt-edito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swing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flexographicutils</text:p>
          </table:table-cell>
          <table:table-cell/>
          <table:table-cell table:style-name="ce4" office:value-type="string" calcext:value-type="string" table:number-columns-spanned="3" table:number-rows-spanned="1">
            <text:p>pas de tests Junit</text:p>
          </table:table-cell>
          <table:covered-table-cell table:number-columns-repeated="2"/>
          <table:table-cell office:value-type="string" calcext:value-type="string">
            <text:p>à transformer en Junit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flexolocalization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api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core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events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replay</text:p>
          </table:table-cell>
          <table:table-cell/>
          <table:table-cell table:style-name="ce4" office:value-type="string" calcext:value-type="string" table:number-columns-spanned="3" table:number-rows-spanned="1">
            <text:p>voir gina-replay-tes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replay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14" office:value-type="string" calcext:value-type="string">
            <text:p>4/0</text:p>
          </table:table-cell>
          <table:table-cell office:value-type="string" calcext:value-type="string">
            <text:p>des tests ne sont pas compatibles avec gradle</text:p>
          </table:table-cell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swing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14" office:value-type="string" calcext:value-type="string">
            <text:p>78/0</text:p>
          </table:table-cell>
          <table:table-cell office:value-type="string" calcext:value-type="string">
            <text:p>FIBBrowserWidgetSelectionTest2 et FIBTableWidgetSelectionTest2 pas executés par jenkins</text:p>
          </table:table-cell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swing-editor</text:p>
          </table:table-cell>
          <table:table-cell/>
          <table:table-cell table:style-name="ce4" office:value-type="string" calcext:value-type="string" table:number-columns-spanned="3" table:number-rows-spanned="1">
            <text:p>voir gina-swing-editor-tes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swing-editor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14" office:value-type="string" calcext:value-type="string">
            <text:p>110/0</text:p>
          </table:table-cell>
          <table:table-cell table:style-name="ce12" office:value-type="string" calcext:value-type="string">
            <text:p>LocalizedEditorEDITOR et ValidationLocalizedEditorEDITOR pas executés par jenkins</text:p>
          </table:table-cell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test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documentation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documentation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foundation</text:p>
          </table:table-cell>
          <table:table-cell/>
          <table:table-cell table:style-name="ce4" office:value-type="string" calcext:value-type="string" table:number-columns-spanned="3" table:number-rows-spanned="1">
            <text:p>voir flexo-foundation-tes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foundation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ontology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Le test s’appelle ToBeRemov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ontology-ui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test-resources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ui</text:p>
          </table:table-cell>
          <table:table-cell/>
          <table:table-cell table:style-name="ce4" office:value-type="string" calcext:value-type="string" table:number-columns-spanned="3" table:number-rows-spanned="1">
            <text:p>voir flexo-ui-tes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ui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docresourcecente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docresourcemanage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ml-parser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ml-rt-technologyadapter-ui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ml-technologyadapter-ui</text:p>
          </table:table-cell>
          <table:table-cell/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flexovieweditor</text:p>
          </table:table-cell>
          <table:table-cell/>
          <table:table-cell table:style-name="ce4" office:value-type="string" calcext:value-type="string" table:number-columns-spanned="3" table:number-rows-spanned="1">
            <text:p>pas de tests Junit</text:p>
          </table:table-cell>
          <table:covered-table-cell table:number-columns-repeated="2"/>
          <table:table-cell office:value-type="string" calcext:value-type="string">
            <text:p>à transformer en Junit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flexoviewpointmodeler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freemodellingeditor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informationspacemodule</text:p>
          </table:table-cell>
          <table:table-cell/>
          <table:table-cell table:style-name="ce4" office:value-type="string" calcext:value-type="string" table:number-columns-spanned="3" table:number-rows-spanned="1">
            <text:p>pas de tests Junit</text:p>
          </table:table-cell>
          <table:covered-table-cell table:number-columns-repeated="2"/>
          <table:table-cell office:value-type="string" calcext:value-type="string">
            <text:p>à transformer en Junit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flexo-integration-tests</text:p>
          </table:table-cell>
          <table:table-cell office:value-type="string" calcext:value-type="string">
            <text:p>Integration-tests</text:p>
          </table:table-cell>
          <table:table-cell/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11"/>
          <table:table-cell table:number-columns-repeated="2"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lexomaintaine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lexosemantics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lexosemanticsplus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reemodelling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csvconnecto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csvconnector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docxconnector</text:p>
          </table:table-cell>
          <table:table-cell/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/>
          <table:table-cell table:style-name="ce14" office:value-type="string" calcext:value-type="string">
            <text:p>166/1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docxconnector-ui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" calcext:value-type="float">
            <text:p>12</text:p>
          </table:table-cell>
          <table:table-cell table:style-name="ce10" office:value-type="float" office:value="67" calcext:value-type="float">
            <text:p>67</text:p>
          </table:table-cell>
          <table:table-cell/>
          <table:table-cell table:style-name="ce14" office:value-type="string" calcext:value-type="string">
            <text:p>37/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mfconnector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mf-test-resources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mfconnector-ui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xcelconnector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float" office:value="78" calcext:value-type="float">
            <text:p>78</text:p>
          </table:table-cell>
          <table:table-cell table:style-name="ce12" office:value-type="string" calcext:value-type="string">
            <text:p>HSSFRow has no hash code violate assert</text:p>
          </table:table-cell>
          <table:table-cell table:style-name="ce15" office:value-type="string" calcext:value-type="string">
            <text:p>14/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xcelconnector-ui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lexodiagram</text:p>
          </table:table-cell>
          <table:table-cell/>
          <table:table-cell table:style-name="ce3" office:value-type="float" office:value="66" calcext:value-type="float">
            <text:p>66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87" calcext:value-type="float">
            <text:p>87</text:p>
          </table:table-cell>
          <table:table-cell/>
          <table:table-cell table:style-name="ce14" office:value-type="string" calcext:value-type="string">
            <text:p>66/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lexodiagram-ui</text:p>
          </table:table-cell>
          <table:table-cell/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reeplaneconnector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reeplaneconnector-ui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ginaconnector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ginaconnector-ui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jdbcconnector</text:p>
          </table:table-cell>
          <table:table-cell/>
          <table:table-cell table:style-name="ce4" office:value-type="string" calcext:value-type="string" table:number-columns-spanned="3" table:number-rows-spanned="1">
            <text:p>vide pour l’instan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dtconnector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dtconnector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slcconnector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slcconnector-ui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wlconnector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wlconnector-rc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wlconnector-ui</text:p>
          </table:table-cell>
          <table:table-cell/>
          <table:table-cell table:style-name="ce3" office:value-type="float" office:value="87" calcext:value-type="float">
            <text:p>87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97" calcext:value-type="float">
            <text:p>97</text:p>
          </table:table-cell>
          <table:table-cell office:value-type="string" calcext:value-type="string">
            <text:p>ressource center de test pas trouvé, image pas trouvée</text:p>
          </table:table-cell>
          <table:table-cell table:style-name="ce14" office:value-type="string" calcext:value-type="string">
            <text:p>87/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dfconnector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13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dfconnector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owerpointconnector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owerpointconnector-ui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xmlconnector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xmlconnector-ui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docx4all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help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javacvs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javaparser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wysiwyg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jiraclient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mela</text:p>
          </table:table-cell>
          <table:table-cell office:value-type="string" calcext:value-type="string">
            <text:p>pamela-core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mela</text:p>
          </table:table-cell>
          <table:table-cell office:value-type="string" calcext:value-type="string">
            <text:p>pamela-editor</text:p>
          </table:table-cell>
          <table:table-cell office:value-type="string" calcext:value-type="string">
            <text:p>pas en gradle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6" table:formula="of:=SUM([.D2:.D84])" office:value-type="float" office:value="1734" calcext:value-type="float">
            <text:p>1734</text:p>
          </table:table-cell>
          <table:table-cell table:style-name="ce6" table:formula="of:=SUM([.E2:.E84])" office:value-type="float" office:value="44" calcext:value-type="float">
            <text:p>44</text:p>
          </table:table-cell>
          <table:table-cell table:style-name="ce6" table:formula="of:=ROUND(AVERAGE([.F2:.F84]);1)" office:value-type="float" office:value="97.6" calcext:value-type="float">
            <text:p>97,6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7"/>
        </table:table-row>
        <table:table-row table:style-name="ro2" table:number-rows-repeated="104848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5:09:50.2614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0:29:18.930258000</meta:creation-date>
    <dc:date>2016-11-15T15:25:29.724952000</dc:date>
    <meta:editing-duration>P3DT9H23M39S</meta:editing-duration>
    <meta:editing-cycles>156</meta:editing-cycles>
    <meta:generator>LibreOffice/5.2.3.3$MacOSX_X86_64 LibreOffice_project/d54a8868f08a7b39642414cf2c8ef2f228f780cf</meta:generator>
    <meta:document-statistic meta:table-count="1" meta:cell-count="383" meta:object-count="0"/>
  </office:meta>
</office:document-meta>
</file>